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P1" style:family="paragraph" style:parent-style-name="Standard">
      <style:text-properties fo:language="en" fo:country="US"/>
    </style:style>
    <style:style style:name="P2" style:family="paragraph" style:parent-style-name="Standard" style:master-page-name="MP0">
      <style:paragraph-properties fo:text-align="center" style:justify-single-word="false" style:page-number="auto" fo:break-before="page"/>
      <style:text-properties fo:font-size="20pt" fo:font-weight="bold" style:font-size-asian="20pt" style:font-weight-asian="bold" style:font-size-complex="20pt" style:font-weight-complex="bold"/>
    </style:style>
    <style:style style:name="P3" style:family="paragraph" style:parent-style-name="Preformatted_20_Text">
      <style:paragraph-properties fo:margin-left="0cm" fo:margin-right="0cm" fo:margin-top="0cm" fo:margin-bottom="0.499cm" style:contextual-spacing="false" fo:text-indent="0cm" style:auto-text-indent="false"/>
    </style:style>
    <style:style style:name="P4" style:family="paragraph" style:parent-style-name="Preformatted_20_Text">
      <style:paragraph-properties fo:margin-left="0cm" fo:margin-right="0cm" fo:margin-top="0cm" fo:margin-bottom="0cm" style:contextual-spacing="false" fo:text-indent="0cm" style:auto-text-indent="false"/>
    </style:style>
    <style:style style:name="P5" style:family="paragraph" style:parent-style-name="Preformatted_20_Text">
      <style:paragraph-properties fo:margin-left="0cm" fo:margin-right="0cm" fo:margin-top="0cm" fo:margin-bottom="0cm" style:contextual-spacing="false" fo:text-indent="0cm" style:auto-text-indent="false"/>
      <style:text-properties fo:color="#000000" loext:opacity="100%"/>
    </style:style>
    <style:style style:name="T1" style:family="text">
      <style:text-properties fo:language="en" fo:country="US"/>
    </style:style>
    <style:style style:name="T2" style:family="text">
      <style:text-properties fo:color="#0000cc" loext:opacity="100%"/>
    </style:style>
    <style:style style:name="T3" style:family="text">
      <style:text-properties fo:color="#0000cc" loext:opacity="100%" fo:language="en" fo:country="US"/>
    </style:style>
    <style:style style:name="T4" style:family="text">
      <style:text-properties fo:color="#000000" loext:opacity="100%"/>
    </style:style>
    <style:style style:name="T5" style:family="text">
      <style:text-properties fo:color="#000000" loext:opacity="100%" fo:language="en" fo:country="US"/>
    </style:style>
    <style:style style:name="T6"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Аннотация</text:p>
      <text:p text:style-name="Preformatted_20_Text">В предлагаемой статье обсуждаются способы вычисления основных управляющих параметров работы электролизной ванны (криолитовое отношение, выход по току, потери выхода по току), значения которых отражают стабильность проведения процесса промышленного электролиза алюминия. Своевременное реагирование на изменение этих управляющих параметров способствует увеличению эффективности производства алюминия. Предлагается модифицированное уравнение Нернста-Планка, позволяющее вычислять концентрации основных ионов, возникающих в процессе электролиза, при помощи которых находится криолитовое отношение, а также модифицированы формулы нахождения параметра потери выхода по току. Приводится наглядная графическая иллюстрация проведенных численных экспериментов для МГД-стабильных и МГД-нестабильных режимов работы ванны.</text:p>
      <text:p text:style-name="Standard"><text:s/></text:p>
      <text:p text:style-name="Standard"/>
      <text:p text:style-name="Standard">Ключевые слова: управляющие параметры, электролиз, математическое моделирование, численные методы.</text:p>
      <text:p text:style-name="Standard"/>
      <text:p text:style-name="P1">The proposed article discusses main control parameters calculation methods for the electrolysis bath (cryolite ratio, current output, current output loss), the values of which reflect the industrial aluminum electrolysis process stability. Timely response to changes in these control parameters helps to increase the efficiency of aluminum production. A modified Nernst-Planck equation is proposed, which makes it possible to calculate the main ions arising concentrations during electrolysis, with the help of which the cryolite ratio is found, and modified the formulas for finding the current loss parameter. A numerical experiments graphic illustration for MHD-stable and MHD-unstable bath operation modes is provided.</text:p>
      <text:p text:style-name="P1"/>
      <text:p text:style-name="Standard"><text:span text:style-name="Основной_20_шрифт_20_абзаца"><text:span text:style-name="T1">The proposed article explores how to calculate key control parameters for the electrolysis bath, such as the cryolite ratio, current output, and current loss. These values are essential for understanding the stability of the industrial aluminum electrolysis process. By monitoring and adjusting these parameters in a timely manner, we can enhance the efficiency of aluminum production. A revised Nernst-Planck equation is introduced, enabling us to calculate the concentrations of the main ions formed during electrolysis. This equation aids in determining the cryolite ratio and modifying the formulas for calculating current loss. Additionally, a graphical illustration of numerical experiments is provided, comparing the operation of the bath in MHD-stable and MHD-unstable bath operation modes.</text:span></text:span></text:p>
      <text:p text:style-name="Standard"><text:span text:style-name="Основной_20_шрифт_20_абзаца"><text:span text:style-name="T1"/></text:span></text:p>
      <text:p text:style-name="Preformatted_20_Text"><text:span text:style-name="Основной_20_шрифт_20_абзаца"><text:span text:style-name="T3">\begin</text:span></text:span><text:span text:style-name="Основной_20_шрифт_20_абзаца"><text:span text:style-name="T5">{abstract}</text:span></text:span></text:p>
      <text:p text:style-name="P3"><text:span text:style-name="T4">В предлагаемой статье обсуждаются способы вычисления основных управляющих параметров работы электролизной ванны (криолитовое отношение, выход по току, потери выхода по току), значения которых отражают стабильность проведения процесса промышленного электролиза алюминия. Своевременное реагирование на изменение этих управляющих параметров способствует увеличению эффективности производства алюминия. Предлагается модифицированное уравнение </text:span><text:span text:style-name="T6">Нернста</text:span><text:span text:style-name="T4">-Планка, позволяющее вычислять концентрации основных ионов, возникающих в процессе электролиза, при помощи которых находится криолитовое отношение, а также модифицированы формулы нахождения параметра потери выхода по току. Приводится наглядная графическая иллюстрация </text:span><text:span text:style-name="T6">проведенных</text:span><text:span text:style-name="T4"> численных экспериментов для </text:span><text:span text:style-name="T6">МГД</text:span><text:span text:style-name="T4">-стабильных и </text:span><text:span text:style-name="T6">МГД</text:span><text:span text:style-name="T4">-нестабильных режимов работы ванны.</text:span></text:p>
      <text:p text:style-name="P5">Ключевые слова: управляющие параметры, электролиз, математическое моделирование, численные методы.</text:p>
      <text:p text:style-name="P4"><text:span text:style-name="T2">\end</text:span><text:span text:style-name="T4">{abstract}</text:span></text:p>
      <text:p text:style-name="Standard"><text:span text:style-name="Основной_20_шрифт_20_абзаца"><text:span text:style-name="T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ru" fo:country="RU"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ru" fo:country="RU"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Обычный"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Название_20_объекта" style:display-name="Название объекта"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Основной_20_шрифт_20_абзаца" style:display-name="Основной шрифт абзаца"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meta:creation-date>2024-05-22T12:27:00Z</meta:creation-date>
    <dc:date>2024-06-04T23:12:34.412000000</dc:date>
    <meta:editing-cycles>7</meta:editing-cycles>
    <meta:editing-duration>PT58M54S</meta:editing-duration>
    <meta:document-statistic meta:table-count="0" meta:image-count="0" meta:object-count="0" meta:page-count="1" meta:paragraph-count="10" meta:word-count="404" meta:character-count="3374" meta:non-whitespace-character-count="2978"/>
    <meta:template xlink:type="simple" xlink:actuate="onRequest" xlink:title="" xlink:href="Normal.dotm"/>
  </office:meta>
</office:document-meta>
</file>